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C0000011BE4B5950ED691E806.png" manifest:media-type="image/png"/>
  <manifest:file-entry manifest:full-path="Pictures/100000000000011B00000091735457DB913D5D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eeeeee" draw:textarea-horizontal-align="justify" draw:textarea-vertical-align="middle" draw:auto-grow-height="false" fo:min-height="8.75cm" fo:min-width="18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Highway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99" draw:textarea-horizontal-align="justify" draw:textarea-vertical-align="middle" draw:auto-grow-height="false" fo:min-height="0.6cm" fo:min-width="0.3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cm" svg:y1="2.5cm" svg:x2="20cm" svg:y2="2.5cm">
          <text:p text:style-name="P2">Carlane 2</text:p>
          <text:p text:style-name="P2"/>
        </draw:line>
        <draw:line draw:style-name="gr3" draw:text-style-name="P3" draw:layer="layout" svg:x1="1.3cm" svg:y1="4cm" svg:x2="18.9cm" svg:y2="4cm">
          <text:p/>
        </draw:line>
        <draw:frame draw:style-name="gr4" draw:text-style-name="P2" draw:layer="layout" svg:width="4.99cm" svg:height="2.557cm" svg:x="1.11cm" svg:y="1.2cm">
          <draw:image xlink:href="Pictures/100000000000011B00000091735457DB913D5D24.png" xlink:type="simple" xlink:show="embed" xlink:actuate="onLoad">
            <text:p/>
          </draw:image>
        </draw:frame>
        <draw:line draw:style-name="gr2" draw:text-style-name="P3" draw:layer="layout" svg:x1="6.1cm" svg:y1="5.579cm" svg:x2="20cm" svg:y2="5.579cm">
          <text:p text:style-name="P2">Carlane 1</text:p>
          <text:p text:style-name="P2"/>
        </draw:line>
        <draw:frame draw:style-name="gr4" draw:text-style-name="P2" draw:layer="layout" svg:width="4.99cm" svg:height="2.557cm" svg:x="1.077cm" svg:y="4.279cm">
          <draw:image xlink:href="Pictures/100000000000011B00000091735457DB913D5D24.png" xlink:type="simple" xlink:show="embed" xlink:actuate="onLoad">
            <text:p/>
          </draw:image>
        </draw:frame>
        <draw:line draw:style-name="gr5" draw:text-style-name="P3" draw:layer="layout" svg:x1="1cm" svg:y1="7cm" svg:x2="20cm" svg:y2="7cm">
          <text:p/>
        </draw:line>
        <draw:custom-shape draw:style-name="gr6" draw:text-style-name="P4" draw:layer="layout" svg:width="1.2cm" svg:height="1.2cm" svg:x="12.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016cm" svg:height="1.012cm" draw:transform="rotate (-1.5707963267949) translate (5.9cm 7.684cm)">
          <draw:image xlink:href="Pictures/100000000000011C0000011BE4B5950ED691E806.png" xlink:type="simple" xlink:show="embed" xlink:actuate="onLoad">
            <text:p text:style-name="P5"/>
          </draw:image>
        </draw:frame>
        <draw:line draw:style-name="gr2" draw:text-style-name="P3" draw:layer="layout" svg:x1="6.033cm" svg:y1="8.2cm" svg:x2="20cm" svg:y2="8.2cm">
          <text:p text:style-name="P2">Sidewalk</text:p>
          <text:p text:style-name="P2"/>
        </draw:line>
        <draw:frame draw:style-name="gr8" draw:text-style-name="P6" draw:layer="layout" svg:width="3.355cm" svg:height="0.962cm" svg:x="13.345cm" svg:y="6.1cm">
          <draw:text-box>
            <text:p>Streetlight</text:p>
          </draw:text-box>
        </draw:frame>
        <draw:line draw:style-name="gr9" draw:text-style-name="P3" draw:layer="layout" svg:x1="5.9cm" svg:y1="9.3cm" svg:x2="20cm" svg:y2="9.3cm">
          <text:p text:style-name="P2"/>
          <text:p text:style-name="P2">15m</text:p>
        </draw:line>
        <draw:line draw:style-name="gr10" draw:text-style-name="P3" draw:layer="layout" svg:x1="9cm" svg:y1="7cm" svg:x2="9cm" svg:y2="2.5cm">
          <text:p/>
        </draw:line>
        <draw:line draw:style-name="gr10" draw:text-style-name="P3" draw:layer="layout" svg:x1="6.7cm" svg:y1="7cm" svg:x2="6.7cm" svg:y2="5.6cm">
          <text:p/>
        </draw:line>
        <draw:frame draw:style-name="gr8" draw:text-style-name="P6" draw:layer="layout" svg:width="1.912cm" svg:height="0.962cm" svg:x="8.8cm" svg:y="2.938cm">
          <draw:text-box>
            <text:p>4,5m</text:p>
          </draw:text-box>
        </draw:frame>
        <draw:frame draw:style-name="gr11" draw:text-style-name="P6" draw:layer="layout" svg:width="1.912cm" svg:height="0.962cm" svg:x="6.488cm" svg:y="6cm">
          <draw:text-box>
            <text:p>1,5m</text:p>
          </draw:text-box>
        </draw:frame>
        <draw:line draw:style-name="gr10" draw:text-style-name="P3" draw:layer="layout" svg:x1="6.7cm" svg:y1="7cm" svg:x2="6.7cm" svg:y2="8.2cm">
          <text:p/>
        </draw:line>
        <draw:frame draw:style-name="gr8" draw:text-style-name="P6" draw:layer="layout" svg:width="1.912cm" svg:height="0.962cm" svg:x="6.588cm" svg:y="7.038cm">
          <draw:text-box>
            <text:p>1,5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Highway" draw:style="rect" draw:dots1="1" draw:dots1-length="16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23:02:45.665000000</meta:creation-date>
    <dc:date>2017-07-11T23:36:37.866000000</dc:date>
    <meta:editing-duration>PT2M30S</meta:editing-duration>
    <meta:editing-cycles>2</meta:editing-cycles>
    <meta:generator>LibreOffice/5.1.2.2$Windows_x86 LibreOffice_project/d3bf12ecb743fc0d20e0be0c58ca359301eb705f</meta:generator>
    <meta:document-statistic meta:object-count="18"/>
  </office:meta>
</office:document-meta>
</file>